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3.201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1.048cm"/>
    </style:style>
    <style:style style:name="co17" style:family="table-column">
      <style:table-column-properties fo:break-before="auto" style:column-width="2.926cm"/>
    </style:style>
    <style:style style:name="co18" style:family="table-column">
      <style:table-column-properties fo:break-before="auto" style:column-width="2.228cm"/>
    </style:style>
    <style:style style:name="co19" style:family="table-column">
      <style:table-column-properties fo:break-before="auto" style:column-width="1.468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725cm"/>
    </style:style>
    <style:style style:name="co24" style:family="table-column">
      <style:table-column-properties fo:break-before="auto" style:column-width="3.149cm"/>
    </style:style>
    <style:style style:name="co25" style:family="table-column">
      <style:table-column-properties fo:break-before="auto" style:column-width="2.401cm"/>
    </style:style>
    <style:style style:name="co29" style:family="table-column">
      <style:table-column-properties fo:break-before="auto" style:column-width="2.99cm"/>
    </style:style>
    <style:style style:name="co30" style:family="table-column">
      <style:table-column-properties fo:break-before="auto" style:column-width="3.175cm"/>
    </style:style>
    <style:style style:name="co35" style:family="table-column">
      <style:table-column-properties fo:break-before="auto" style:column-width="3.281cm"/>
    </style:style>
    <style:style style:name="co36" style:family="table-column">
      <style:table-column-properties fo:break-before="auto" style:column-width="2.805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2.903cm"/>
    </style:style>
    <style:style style:name="co39" style:family="table-column">
      <style:table-column-properties fo:break-before="auto" style:column-width="2.533cm"/>
    </style:style>
    <style:style style:name="co40" style:family="table-column">
      <style:table-column-properties fo:break-before="auto" style:column-width="2.778cm"/>
    </style:style>
    <style:style style:name="co41" style:family="table-column">
      <style:table-column-properties fo:break-before="auto" style:column-width="2.434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724cm"/>
    </style:style>
    <style:style style:name="co44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7" style:family="table" style:master-page-name="PageStyle_5f_Tyler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6" style:family="table" style:master-page-name="PageStyle_5f_Andrew_27_s_20_Team">
      <style:table-properties table:display="true" style:writing-mode="lr-tb"/>
    </style:style>
    <style:style style:name="ta8" style:family="table" style:master-page-name="PageStyle_5f_Nick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6" table:default-cell-style-name="Default"/>
        <table:table-column table:style-name="co2" table:default-cell-style-name="ce1"/>
        <table:table-column table:style-name="co17" table:default-cell-style-name="ce1"/>
        <table:table-column table:style-name="co13" table:default-cell-style-name="ce27"/>
        <table:table-column table:style-name="co18" table:default-cell-style-name="ce27"/>
        <table:table-column table:style-name="co19" table:default-cell-style-name="Default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7" office:value-type="float" office:value="7538000">
            <text:p>7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0670000">
            <text:p>70,67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6773000">
            <text:p>126,77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2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table:style-name="ce27" office:value-type="float" office:value="668000">
            <text:p>66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table:style-name="ce27" office:value-type="float" office:value="514000">
            <text:p>51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table:style-name="ce27"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Nash</text:p>
          </table:table-cell>
          <table:table-cell table:style-name="Default" office:value-type="float" office:value="7800000">
            <text:p>78000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table:style-name="ce27"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2990000">
            <text:p>62,990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6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7574000">
            <text:p>107,57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6" table:print="false">
        <office:forms form:automatic-focus="false" form:apply-design-mode="false"/>
        <table:table-column table:style-name="co25" table:default-cell-style-name="Default"/>
        <table:table-column table:style-name="co25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5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5824000">
            <text:p>55,82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table:style-name="ce8" office:value-type="float" office:value="4700000">
            <text:p>4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0988000">
            <text:p>90,98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36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7784000">
            <text:p>67,784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855000">
            <text:p>111,855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table:style-name="ce27" office:value-type="float" office:value="1800000">
            <text:p>1,800,000.00</text:p>
          </table:table-cell>
          <table:table-cell/>
          <table:table-cell office:value-type="float" office:value="1348">
            <text:p>1348</text:p>
          </table:table-cell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958">
            <text:p>1958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47249000">
            <text:p>47,24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30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table:style-name="Default" office:value-type="float" office:value="1000000">
            <text:p>1000000</text:p>
          </table:table-cell>
          <table:table-cell table:style-name="ce27"/>
          <table:table-cell table:style-name="ce1"/>
          <table:table-cell table:style-name="ce30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64450000">
            <text:p>64,4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9">
            <text:p>1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Koivu</text:p>
          </table:table-cell>
          <table:table-cell table:style-name="Default" office:value-type="float" office:value="6750000">
            <text:p>67500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Kesler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3365000">
            <text:p>53,365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36">
            <text:p>13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Budaj</text:p>
          </table:table-cell>
          <table:table-cell table:style-name="Default" office:value-type="float" office:value="600000">
            <text:p>60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7965000">
            <text:p>97,965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8">
            <text:p>8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9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0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1711">
            <text:p>1711</text:p>
          </table:table-cell>
          <table:table-cell office:value-type="string">
            <text:p>F</text:p>
          </table:table-cell>
          <table:table-cell office:value-type="string">
            <text:p>Zucker</text:p>
          </table:table-cell>
          <table:table-cell office:value-type="float" office:value="2000000">
            <text:p>2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3rd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F</text:p>
          </table:table-cell>
          <table:table-cell office:value-type="string">
            <text:p>Zuck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5034000">
            <text:p>55,034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4676000">
            <text:p>94,676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1" table:default-cell-style-name="ce1"/>
        <table:table-column table:style-name="co42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5"/>
        </table:table-row>
        <table:table-row table:style-name="ro7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AndrewA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7" office:value-type="float" office:value="6875000">
            <text:p>6,8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F</text:p>
          </table:table-cell>
          <table:table-cell office:value-type="string">
            <text:p>N Niederreiter</text:p>
          </table:table-cell>
          <table:table-cell office:value-type="float" office:value="2667000">
            <text:p>2,667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60137000">
            <text:p>60,13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5" office:value-type="string">
            <text:p>N Hanafi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4805000">
            <text:p>94,80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4" table:print="false">
        <office:forms form:automatic-focus="false" form:apply-design-mode="false"/>
        <table:table-column table:style-name="co21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1" table:number-columns-repeated="3" table:default-cell-style-name="Default"/>
        <table:table-column table:style-name="co17" table:default-cell-style-name="Default"/>
        <table:table-column table:style-name="co44" table:default-cell-style-name="Default"/>
        <table:table-column table:style-name="co21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Sam's 4th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2212000">
            <text:p>92,2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2017-03-20</text:date>, <text:time>20:2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03-20T20:27:50</dc:date>
    <meta:editing-duration>P328DT8H59M5S</meta:editing-duration>
    <meta:editing-cycles>640</meta:editing-cycles>
    <dc:creator>Ben Miller</dc:creator>
    <meta:document-statistic meta:table-count="11" meta:cell-count="2537" meta:object-count="0"/>
    <meta:user-defined meta:name=""/>
  </office:meta>
</office:document-meta>
</file>